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_31_Table2" style:display-name="1Table2" style:family="table">
      <style:table-properties style:width="183.87mm" table:align="margins" style:may-break-between-rows="false"/>
    </style:style>
    <style:style style:name="_31_Table2.A" style:display-name="1Table2.A" style:family="table-column">
      <style:table-column-properties style:column-width="20mm" style:rel-column-width="7129*"/>
    </style:style>
    <style:style style:name="_31_Table2.B" style:display-name="1Table2.B" style:family="table-column">
      <style:table-column-properties style:column-width="110mm" style:rel-column-width="39205*"/>
    </style:style>
    <style:style style:name="_31_Table2.C" style:display-name="1Table2.C" style:family="table-column">
      <style:table-column-properties style:column-width="10mm" style:rel-column-width="3564*"/>
    </style:style>
    <style:style style:name="_31_Table2.D" style:display-name="1Table2.D" style:family="table-column">
      <style:table-column-properties style:column-width="43.87mm" style:rel-column-width="15637*"/>
    </style:style>
    <style:style style:name="_31_Table2.1" style:display-name="1Table2.1" style:family="table-row">
      <style:table-row-properties style:row-height="14.99mm"/>
    </style:style>
    <style:style style:name="_31_Table2.A1" style:display-name="1Table2.A1" style:family="table-cell">
      <style:table-cell-properties style:vertical-align="middle" fo:padding="0mm" fo:border-left="none" fo:border-right="none" fo:border-top="none" fo:border-bottom="1.6pt solid #000000"/>
    </style:style>
    <style:style style:name="_31_Table2.B1" style:display-name="1Table2.B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_31_Table2.2" style:display-name="1Table2.2" style:family="table-row">
      <style:table-row-properties style:row-height="8.04mm"/>
    </style:style>
    <style:style style:name="_31_Table2.A2" style:display-name="1Table2.A2" style:family="table-cell">
      <style:table-cell-properties style:vertical-align="middle" fo:padding="0mm" fo:border-left="none" fo:border-right="none" fo:border-top="none" fo:border-bottom="0.8pt solid #000000"/>
    </style:style>
    <style:style style:name="_31_Table2.B2" style:display-name="1Table2.B2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_31_Table2.C2" style:display-name="1Table2.C2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_31_Table3" style:display-name="1Table3" style:family="table">
      <style:table-properties style:width="11.43mm" table:align="margins" style:may-break-between-rows="false"/>
    </style:style>
    <style:style style:name="_31_Table3.A" style:display-name="1Table3.A" style:family="table-column">
      <style:table-column-properties style:column-width="4.99mm" style:rel-column-width="28620*"/>
    </style:style>
    <style:style style:name="_31_Table3.B" style:display-name="1Table3.B" style:family="table-column">
      <style:table-column-properties style:column-width="6.44mm" style:rel-column-width="36915*"/>
    </style:style>
    <style:style style:name="_31_Table3.1" style:display-name="1Table3.1" style:family="table-row">
      <style:table-row-properties style:row-height="34.5mm"/>
    </style:style>
    <style:style style:name="_31_Table3.A1" style:display-name="1Table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_31_Table3.B1" style:display-name="1Table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_31_Table3.2" style:display-name="1Table3.2" style:family="table-row">
      <style:table-row-properties style:row-height="24.99mm"/>
    </style:style>
    <style:style style:name="_31_Table3.4" style:display-name="1Table3.4" style:family="table-row">
      <style:table-row-properties style:row-height="34.8mm"/>
    </style:style>
    <style:style style:name="_31_Table3.A5" style:display-name="1Table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_31_Table3.B5" style:display-name="1Table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_31_Table4" style:display-name="1Table4" style:family="table">
      <style:table-properties style:width="183.87mm" table:align="margins" style:may-break-between-rows="false"/>
    </style:style>
    <style:style style:name="_31_Table4.A" style:display-name="1Table4.A" style:family="table-column">
      <style:table-column-properties style:column-width="7mm" style:rel-column-width="2495*"/>
    </style:style>
    <style:style style:name="_31_Table4.B" style:display-name="1Table4.B" style:family="table-column">
      <style:table-column-properties style:column-width="10mm" style:rel-column-width="3564*"/>
    </style:style>
    <style:style style:name="_31_Table4.C" style:display-name="1Table4.C" style:family="table-column">
      <style:table-column-properties style:column-width="23mm" style:rel-column-width="8198*"/>
    </style:style>
    <style:style style:name="_31_Table4.D" style:display-name="1Table4.D" style:family="table-column">
      <style:table-column-properties style:column-width="14.99mm" style:rel-column-width="5343*"/>
    </style:style>
    <style:style style:name="_31_Table4.F" style:display-name="1Table4.F" style:family="table-column">
      <style:table-column-properties style:column-width="70.01mm" style:rel-column-width="24952*"/>
    </style:style>
    <style:style style:name="_31_Table4.G" style:display-name="1Table4.G" style:family="table-column">
      <style:table-column-properties style:column-width="4.99mm" style:rel-column-width="1779*"/>
    </style:style>
    <style:style style:name="_31_Table4.K" style:display-name="1Table4.K" style:family="table-column">
      <style:table-column-properties style:column-width="18.91mm" style:rel-column-width="6739*"/>
    </style:style>
    <style:style style:name="_31_Table4.1" style:display-name="1Table4.1" style:family="table-row">
      <style:table-row-properties style:row-height="4.94mm"/>
    </style:style>
    <style:style style:name="_31_Table4.A1" style:display-name="1Table4.A1" style:family="table-cell">
      <style:table-cell-properties style:vertical-align="middle" fo:padding="0mm" fo:border-left="none" fo:border-right="none" fo:border-top="none" fo:border-bottom="0.8pt solid #000000"/>
    </style:style>
    <style:style style:name="_31_Table4.B1" style:display-name="1Table4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_31_Table4.F1" style:display-name="1Table4.F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_31_Table4.A2" style:display-name="1Table4.A2" style:family="table-cell">
      <style:table-cell-properties style:vertical-align="middle" fo:padding="0mm" fo:border-left="none" fo:border-right="none" fo:border-top="none" fo:border-bottom="1.6pt solid #000000"/>
    </style:style>
    <style:style style:name="_31_Table4.A4" style:display-name="1Table4.A4" style:family="table-cell">
      <style:table-cell-properties style:vertical-align="middle" fo:padding-left="1.01mm" fo:padding-right="0mm" fo:padding-top="0mm" fo:padding-bottom="0mm" fo:border-left="none" fo:border-right="none" fo:border-top="none" fo:border-bottom="0.8pt solid #000000"/>
    </style:style>
    <style:style style:name="_31_Table4.C4" style:display-name="1Table4.C4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_31_Table4.F4" style:display-name="1Table4.F4" style:family="table-cell">
      <style:table-cell-properties style:vertical-align="middle" fo:padding="0mm" fo:border-left="1.6pt solid #000000" fo:border-right="none" fo:border-top="none" fo:border-bottom="none"/>
    </style:style>
    <style:style style:name="_31_Table4.H5" style:display-name="1Table4.H5" style:family="table-cell">
      <style:table-cell-properties style:vertical-align="middle" fo:padding="0mm" fo:border-left="0.8pt solid #000000" fo:border-right="none" fo:border-top="none" fo:border-bottom="1.6pt solid #000000"/>
    </style:style>
    <style:style style:name="_31_Table4.A8" style:display-name="1Table4.A8" style:family="table-cell">
      <style:table-cell-properties style:vertical-align="middle" fo:padding-left="1.01mm" fo:padding-right="0mm" fo:padding-top="0mm" fo:padding-bottom="0mm" fo:border="none"/>
    </style:style>
    <style:style style:name="_31_Table4.C8" style:display-name="1Table4.C8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_31_Table5" style:display-name="1Table5" style:family="table">
      <style:table-properties style:width="118.99mm" fo:break-before="auto" fo:break-after="auto" table:align="margins" fo:keep-with-next="auto" style:may-break-between-rows="true" table:border-model="collapsing"/>
    </style:style>
    <style:style style:name="_31_Table5.A" style:display-name="1Table5.A" style:family="table-column">
      <style:table-column-properties style:column-width="13.95mm" style:rel-column-width="7680*"/>
    </style:style>
    <style:style style:name="_31_Table5.B" style:display-name="1Table5.B" style:family="table-column">
      <style:table-column-properties style:column-width="52.78mm" style:rel-column-width="29067*"/>
    </style:style>
    <style:style style:name="_31_Table5.C" style:display-name="1Table5.C" style:family="table-column">
      <style:table-column-properties style:column-width="52.26mm" style:rel-column-width="28788*"/>
    </style:style>
    <style:style style:name="_31_Table5.1" style:display-name="1Table5.1" style:family="table-row">
      <style:table-row-properties style:row-height="13.49mm" fo:keep-together="auto"/>
    </style:style>
    <style:style style:name="_31_Table5.A1" style:display-name="1Table5.A1" style:family="table-cell">
      <style:table-cell-properties fo:background-color="transparent" fo:padding="0.97mm" fo:border-left="1.6pt solid #000000" fo:border-right="none" fo:border-top="none" fo:border-bottom="1.6pt solid #000000" style:writing-mode="page">
        <style:background-image/>
      </style:table-cell-properties>
    </style:style>
    <style:style style:name="_31_Table5.2" style:display-name="1Table5.2" style:family="table-row">
      <style:table-row-properties style:row-height="8.01mm"/>
    </style:style>
    <style:style style:name="_31_Table5.A2" style:display-name="1Table5.A2" style:family="table-cell">
      <style:table-cell-properties fo:background-color="transparent" fo:padding="0.97mm" fo:border-left="1.6pt solid #000000" fo:border-right="none" fo:border-top="none" fo:border-bottom="none" style:writing-mode="page">
        <style:background-image/>
      </style:table-cell-properties>
    </style:style>
    <style:style style:name="P1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italic" officeooo:rsid="00238afc" officeooo:paragraph-rsid="00431412" style:font-size-asian="12pt" style:font-style-asian="italic" style:font-size-complex="12pt" style:font-style-complex="italic"/>
    </style:style>
    <style:style style:name="P2" style:family="paragraph" style:parent-style-name="Table_20_Contents">
      <style:text-properties style:font-name="OpenGost Type B TT1" fo:font-size="12pt" fo:font-style="italic" style:font-size-asian="12pt" style:font-style-asian="italic" style:font-size-complex="12pt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rsid="001e95f3" officeooo:paragraph-rsid="001e95f3" style:font-size-asian="12pt" style:font-style-asian="italic" style:font-size-complex="12pt" style:font-style-complex="italic"/>
    </style:style>
    <style:style style:name="P4" style:family="paragraph" style:parent-style-name="Table_20_Contents">
      <style:text-properties style:font-name="OpenGost Type B TT1" fo:font-size="12pt" fo:font-style="italic" officeooo:rsid="001e95f3" officeooo:paragraph-rsid="001e95f3" style:font-size-asian="12pt" style:font-style-asian="italic" style:font-size-complex="12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OpenGost Type B TT1" fo:font-size="12pt" fo:font-style="italic" style:font-size-asian="12pt" style:font-style-asian="italic" style:font-size-complex="12pt" style:font-style-complex="italic"/>
    </style:style>
    <style:style style:name="P6" style:family="paragraph" style:parent-style-name="Table_20_Contents">
      <style:paragraph-properties fo:text-align="start" style:justify-single-word="false"/>
      <style:text-properties style:font-name="OpenGost Type B TT1" fo:font-size="12pt" fo:font-style="italic" officeooo:rsid="001f1243" officeooo:paragraph-rsid="001f1243" style:font-size-asian="12pt" style:font-style-asian="italic" style:font-size-complex="12pt" style:font-style-complex="italic" style:text-rotation-angle="90" style:text-rotation-scale="line-height"/>
    </style:style>
    <style:style style:name="P7" style:family="paragraph" style:parent-style-name="Table_20_Contents">
      <style:paragraph-properties fo:text-align="center" style:justify-single-word="false"/>
      <style:text-properties style:font-name="OpenGost Type B TT1" fo:font-size="12pt" fo:font-style="italic" style:font-size-asian="12pt" style:font-style-asian="italic" style:font-size-complex="12pt" style:font-style-complex="italic" style:text-rotation-angle="90" style:text-rotation-scale="line-height"/>
    </style:style>
    <style:style style:name="P8" style:family="paragraph" style:parent-style-name="Table_20_Contents">
      <style:text-properties style:font-name="OpenGost Type B TT1" fo:font-size="12pt" fo:font-style="italic" officeooo:rsid="003f96d1" officeooo:paragraph-rsid="003f96d1" style:font-size-asian="12pt" style:font-style-asian="italic" style:font-size-complex="12pt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rsid="003f96d1" officeooo:paragraph-rsid="003f96d1" style:font-size-asian="12pt" style:font-style-asian="italic" style:font-size-complex="12pt" style:font-style-complex="italic"/>
    </style:style>
    <style:style style:name="P10" style:family="paragraph" style:parent-style-name="Table_20_Contents">
      <style:paragraph-properties fo:line-height="4.99mm" fo:text-align="center" style:justify-single-word="false"/>
      <style:text-properties style:font-name="OpenGost Type B TT1" fo:font-size="14pt" fo:font-style="italic" officeooo:rsid="002b6e3b" officeooo:paragraph-rsid="002b6e3b" style:font-size-asian="14pt" style:font-style-asian="italic" style:font-size-complex="14pt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12" style:family="paragraph" style:parent-style-name="Table_20_Contents">
      <style:paragraph-properties fo:text-align="start" style:justify-single-word="fals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1e5ebf" style:font-size-asian="16pt" style:font-style-asian="italic" style:font-size-complex="16pt" style:font-style-complex="italic"/>
    </style:style>
    <style:style style:name="P14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1e5ebf" style:font-size-asian="16pt" style:font-style-asian="italic" style:font-size-complex="16pt" style:font-style-complex="italic" style:text-rotation-angle="0" style:text-rotation-scale="line-height"/>
    </style:style>
    <style:style style:name="P15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3f96d1" officeooo:paragraph-rsid="003f96d1" style:font-size-asian="14pt" style:font-style-asian="italic" style:font-size-complex="16pt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style:font-name="OpenGost Type B TT1" fo:font-size="22pt" fo:font-style="italic" officeooo:rsid="003f96d1" officeooo:paragraph-rsid="003f96d1" style:font-size-asian="19.25pt" style:font-style-asian="italic" style:font-size-complex="22pt" style:font-style-complex="italic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fo:font-style="italic" officeooo:rsid="0046f32e" officeooo:paragraph-rsid="0046f32e" style:font-style-asian="italic" style:font-style-complex="italic"/>
    </style:style>
    <style:style style:name="P19" style:family="paragraph" style:parent-style-name="Frame_20_contents">
      <style:text-properties officeooo:rsid="00483298" officeooo:paragraph-rsid="00483298"/>
    </style:style>
    <style:style style:name="P20" style:family="paragraph" style:parent-style-name="Table_20_Contents">
      <style:paragraph-properties fo:margin-left="0.49mm" fo:margin-right="0mm" fo:text-align="start" style:justify-single-word="false" fo:text-indent="0mm" style:auto-text-indent="fals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T1" style:family="text">
      <style:text-properties fo:background-color="transparent" loext:char-shading-value="0"/>
    </style:style>
    <style:style style:name="fr1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draw:fill="none" draw:fill-color="#ffffff" fo:padding="0mm" fo:border="1.59pt solid #000000" style:shadow="none" draw:shadow-opacity="100%">
        <style:columns fo:column-count="1" fo:column-gap="0mm"/>
      </style:graphic-properties>
    </style:style>
    <style:style style:name="fr2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 draw:shadow-opacity="100%"/>
    </style:style>
    <style:style style:name="fr3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 draw:shadow-opacity="100%"/>
    </style:style>
    <style:style style:name="fr4" style:family="graphic" style:parent-style-name="Frame">
      <style:graphic-properties fo:margin-left="0mm" fo:margin-right="0mm" fo:margin-top="0mm" fo:margin-bottom="0mm" style:wrap="none" style:vertical-pos="from-top" style:vertical-rel="page" style:horizontal-pos="from-left" style:horizontal-rel="page" draw:opacity="0%" fo:padding="0mm" fo:border="none" style:shadow="none" draw:shadow-opacity="100%">
        <style:columns fo:column-count="1" fo:column-gap="0m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1Frame2" text:anchor-type="paragraph" svg:x="20mm" svg:y="4.99mm" svg:width="185mm" svg:height="247mm" draw:z-index="1"><draw:text-box><table:table table:name="1Table2" table:style-name="_31_Table2"><table:table-column table:style-name="_31_Table2.A"/><table:table-column table:style-name="_31_Table2.B"/><table:table-column table:style-name="_31_Table2.C"/><table:table-column table:style-name="_31_Table2.D"/><table:table-row table:style-name="_31_Table2.1"><table:table-cell table:style-name="_31_Table2.A1" office:value-type="string"><text:p text:style-name="P10">Поз.</text:p><text:p text:style-name="P10">обозначе-</text:p><text:p text:style-name="P10">ние</text:p></table:table-cell><table:table-cell table:style-name="_31_Table2.B1" office:value-type="string"><text:p text:style-name="P13">Наименование</text:p></table:table-cell><table:table-cell table:style-name="_31_Table2.B1" office:value-type="string"><text:p text:style-name="P14"><text:span text:style-name="T1">Кол</text:span>.</text:p></table:table-cell><table:table-cell table:style-name="_31_Table2.B1" office:value-type="string"><text:p text:style-name="P13">Примечание</text:p></table:table-cell></table:table-row><table:table-row table:style-name="_31_Table2.2"><table:table-cell table:style-name="_31_Table2.A2" office:value-type="string"><text:p text:style-name="P11">#1:1</text:p></table:table-cell><table:table-cell table:style-name="_31_Table2.B2" office:value-type="string"><text:p text:style-name="P12">#2:1</text:p></table:table-cell><table:table-cell table:style-name="_31_Table2.C2" office:value-type="string"><text:p text:style-name="P11">#3:1</text:p></table:table-cell><table:table-cell table:style-name="_31_Table2.C2" office:value-type="string"><text:p text:style-name="P11">#4:1</text:p></table:table-cell></table:table-row><table:table-row table:style-name="_31_Table2.2"><table:table-cell table:style-name="_31_Table2.A2" office:value-type="string"><text:p text:style-name="P11">#1:2</text:p></table:table-cell><table:table-cell table:style-name="_31_Table2.B2" office:value-type="string"><text:p text:style-name="P12">#2:2</text:p></table:table-cell><table:table-cell table:style-name="_31_Table2.C2" office:value-type="string"><text:p text:style-name="P11">#3:2</text:p></table:table-cell><table:table-cell table:style-name="_31_Table2.C2" office:value-type="string"><text:p text:style-name="P11">#4:2</text:p></table:table-cell></table:table-row><table:table-row table:style-name="_31_Table2.2"><table:table-cell table:style-name="_31_Table2.A2" office:value-type="string"><text:p text:style-name="P11">#1:3</text:p></table:table-cell><table:table-cell table:style-name="_31_Table2.B2" office:value-type="string"><text:p text:style-name="P12">#2:3</text:p></table:table-cell><table:table-cell table:style-name="_31_Table2.C2" office:value-type="string"><text:p text:style-name="P11">#3:3</text:p></table:table-cell><table:table-cell table:style-name="_31_Table2.C2" office:value-type="string"><text:p text:style-name="P11">#4:3</text:p></table:table-cell></table:table-row><table:table-row table:style-name="_31_Table2.2"><table:table-cell table:style-name="_31_Table2.A2" office:value-type="string"><text:p text:style-name="P11">#1:4</text:p></table:table-cell><table:table-cell table:style-name="_31_Table2.B2" office:value-type="string"><text:p text:style-name="P12">#2:4</text:p></table:table-cell><table:table-cell table:style-name="_31_Table2.C2" office:value-type="string"><text:p text:style-name="P11">#3:4</text:p></table:table-cell><table:table-cell table:style-name="_31_Table2.C2" office:value-type="string"><text:p text:style-name="P11">#4:4</text:p></table:table-cell></table:table-row><table:table-row table:style-name="_31_Table2.2"><table:table-cell table:style-name="_31_Table2.A2" office:value-type="string"><text:p text:style-name="P11">#1:5</text:p></table:table-cell><table:table-cell table:style-name="_31_Table2.B2" office:value-type="string"><text:p text:style-name="P12">#2:5</text:p></table:table-cell><table:table-cell table:style-name="_31_Table2.C2" office:value-type="string"><text:p text:style-name="P11">#3:5</text:p></table:table-cell><table:table-cell table:style-name="_31_Table2.C2" office:value-type="string"><text:p text:style-name="P11">#4:5</text:p></table:table-cell></table:table-row><table:table-row table:style-name="_31_Table2.2"><table:table-cell table:style-name="_31_Table2.A2" office:value-type="string"><text:p text:style-name="P11">#1:6</text:p></table:table-cell><table:table-cell table:style-name="_31_Table2.B2" office:value-type="string"><text:p text:style-name="P12">#2:6</text:p></table:table-cell><table:table-cell table:style-name="_31_Table2.C2" office:value-type="string"><text:p text:style-name="P11">#3:6</text:p></table:table-cell><table:table-cell table:style-name="_31_Table2.C2" office:value-type="string"><text:p text:style-name="P11">#4:6</text:p></table:table-cell></table:table-row><table:table-row table:style-name="_31_Table2.2"><table:table-cell table:style-name="_31_Table2.A2" office:value-type="string"><text:p text:style-name="P11">#1:7</text:p></table:table-cell><table:table-cell table:style-name="_31_Table2.B2" office:value-type="string"><text:p text:style-name="P12">#2:7</text:p></table:table-cell><table:table-cell table:style-name="_31_Table2.C2" office:value-type="string"><text:p text:style-name="P11">#3:7</text:p></table:table-cell><table:table-cell table:style-name="_31_Table2.C2" office:value-type="string"><text:p text:style-name="P11">#4:7</text:p></table:table-cell></table:table-row><table:table-row table:style-name="_31_Table2.2"><table:table-cell table:style-name="_31_Table2.A2" office:value-type="string"><text:p text:style-name="P11">#1:8</text:p></table:table-cell><table:table-cell table:style-name="_31_Table2.B2" office:value-type="string"><text:p text:style-name="P12">#2:8</text:p></table:table-cell><table:table-cell table:style-name="_31_Table2.C2" office:value-type="string"><text:p text:style-name="P11">#3:8</text:p></table:table-cell><table:table-cell table:style-name="_31_Table2.C2" office:value-type="string"><text:p text:style-name="P11">#4:8</text:p></table:table-cell></table:table-row><table:table-row table:style-name="_31_Table2.2"><table:table-cell table:style-name="_31_Table2.A2" office:value-type="string"><text:p text:style-name="P11">#1:9</text:p></table:table-cell><table:table-cell table:style-name="_31_Table2.B2" office:value-type="string"><text:p text:style-name="P12">#2:9</text:p></table:table-cell><table:table-cell table:style-name="_31_Table2.C2" office:value-type="string"><text:p text:style-name="P11">#3:9</text:p></table:table-cell><table:table-cell table:style-name="_31_Table2.C2" office:value-type="string"><text:p text:style-name="P11">#4:9</text:p></table:table-cell></table:table-row><table:table-row table:style-name="_31_Table2.2"><table:table-cell table:style-name="_31_Table2.A2" office:value-type="string"><text:p text:style-name="P11">#1:10</text:p></table:table-cell><table:table-cell table:style-name="_31_Table2.B2" office:value-type="string"><text:p text:style-name="P12">#2:10</text:p></table:table-cell><table:table-cell table:style-name="_31_Table2.C2" office:value-type="string"><text:p text:style-name="P11">#3:10</text:p></table:table-cell><table:table-cell table:style-name="_31_Table2.C2" office:value-type="string"><text:p text:style-name="P11">#4:10</text:p></table:table-cell></table:table-row><table:table-row table:style-name="_31_Table2.2"><table:table-cell table:style-name="_31_Table2.A2" office:value-type="string"><text:p text:style-name="P11">#1:11</text:p></table:table-cell><table:table-cell table:style-name="_31_Table2.B2" office:value-type="string"><text:p text:style-name="P12">#2:11</text:p></table:table-cell><table:table-cell table:style-name="_31_Table2.C2" office:value-type="string"><text:p text:style-name="P11">#3:11</text:p></table:table-cell><table:table-cell table:style-name="_31_Table2.C2" office:value-type="string"><text:p text:style-name="P11">#4:11</text:p></table:table-cell></table:table-row><table:table-row table:style-name="_31_Table2.2"><table:table-cell table:style-name="_31_Table2.A2" office:value-type="string"><text:p text:style-name="P11">#1:12</text:p></table:table-cell><table:table-cell table:style-name="_31_Table2.B2" office:value-type="string"><text:p text:style-name="P12">#2:12</text:p></table:table-cell><table:table-cell table:style-name="_31_Table2.C2" office:value-type="string"><text:p text:style-name="P11">#3:12</text:p></table:table-cell><table:table-cell table:style-name="_31_Table2.C2" office:value-type="string"><text:p text:style-name="P11">#4:12</text:p></table:table-cell></table:table-row><table:table-row table:style-name="_31_Table2.2"><table:table-cell table:style-name="_31_Table2.A2" office:value-type="string"><text:p text:style-name="P11">#1:13</text:p></table:table-cell><table:table-cell table:style-name="_31_Table2.B2" office:value-type="string"><text:p text:style-name="P12">#2:13</text:p></table:table-cell><table:table-cell table:style-name="_31_Table2.C2" office:value-type="string"><text:p text:style-name="P11">#3:13</text:p></table:table-cell><table:table-cell table:style-name="_31_Table2.C2" office:value-type="string"><text:p text:style-name="P11">#4:13</text:p></table:table-cell></table:table-row><table:table-row table:style-name="_31_Table2.2"><table:table-cell table:style-name="_31_Table2.A2" office:value-type="string"><text:p text:style-name="P11">#1:14</text:p></table:table-cell><table:table-cell table:style-name="_31_Table2.B2" office:value-type="string"><text:p text:style-name="P12">#2:14</text:p></table:table-cell><table:table-cell table:style-name="_31_Table2.C2" office:value-type="string"><text:p text:style-name="P11">#3:14</text:p></table:table-cell><table:table-cell table:style-name="_31_Table2.C2" office:value-type="string"><text:p text:style-name="P11">#4:14</text:p></table:table-cell></table:table-row><table:table-row table:style-name="_31_Table2.2"><table:table-cell table:style-name="_31_Table2.A2" office:value-type="string"><text:p text:style-name="P11">#1:15</text:p></table:table-cell><table:table-cell table:style-name="_31_Table2.B2" office:value-type="string"><text:p text:style-name="P12">#2:15</text:p></table:table-cell><table:table-cell table:style-name="_31_Table2.C2" office:value-type="string"><text:p text:style-name="P11">#3:15</text:p></table:table-cell><table:table-cell table:style-name="_31_Table2.C2" office:value-type="string"><text:p text:style-name="P11">#4:15</text:p></table:table-cell></table:table-row><table:table-row table:style-name="_31_Table2.2"><table:table-cell table:style-name="_31_Table2.A2" office:value-type="string"><text:p text:style-name="P11">#1:16</text:p></table:table-cell><table:table-cell table:style-name="_31_Table2.B2" office:value-type="string"><text:p text:style-name="P12">#2:16</text:p></table:table-cell><table:table-cell table:style-name="_31_Table2.C2" office:value-type="string"><text:p text:style-name="P11">#3:16</text:p></table:table-cell><table:table-cell table:style-name="_31_Table2.C2" office:value-type="string"><text:p text:style-name="P11">#4:16</text:p></table:table-cell></table:table-row><table:table-row table:style-name="_31_Table2.2"><table:table-cell table:style-name="_31_Table2.A2" office:value-type="string"><text:p text:style-name="P11">#1:17</text:p></table:table-cell><table:table-cell table:style-name="_31_Table2.B2" office:value-type="string"><text:p text:style-name="P12">#2:17</text:p></table:table-cell><table:table-cell table:style-name="_31_Table2.C2" office:value-type="string"><text:p text:style-name="P11">#3:17</text:p></table:table-cell><table:table-cell table:style-name="_31_Table2.C2" office:value-type="string"><text:p text:style-name="P11">#4:17</text:p></table:table-cell></table:table-row><table:table-row table:style-name="_31_Table2.2"><table:table-cell table:style-name="_31_Table2.A2" office:value-type="string"><text:p text:style-name="P11">#1:18</text:p></table:table-cell><table:table-cell table:style-name="_31_Table2.B2" office:value-type="string"><text:p text:style-name="P12">#2:18</text:p></table:table-cell><table:table-cell table:style-name="_31_Table2.C2" office:value-type="string"><text:p text:style-name="P11">#3:18</text:p></table:table-cell><table:table-cell table:style-name="_31_Table2.C2" office:value-type="string"><text:p text:style-name="P11">#4:18</text:p></table:table-cell></table:table-row><table:table-row table:style-name="_31_Table2.2"><table:table-cell table:style-name="_31_Table2.A2" office:value-type="string"><text:p text:style-name="P11">#1:19</text:p></table:table-cell><table:table-cell table:style-name="_31_Table2.B2" office:value-type="string"><text:p text:style-name="P12">#2:19</text:p></table:table-cell><table:table-cell table:style-name="_31_Table2.C2" office:value-type="string"><text:p text:style-name="P11">#3:19</text:p></table:table-cell><table:table-cell table:style-name="_31_Table2.C2" office:value-type="string"><text:p text:style-name="P11">#4:19</text:p></table:table-cell></table:table-row><table:table-row table:style-name="_31_Table2.2"><table:table-cell table:style-name="_31_Table2.A2" office:value-type="string"><text:p text:style-name="P11">#1:20</text:p></table:table-cell><table:table-cell table:style-name="_31_Table2.B2" office:value-type="string"><text:p text:style-name="P12">#2:20</text:p></table:table-cell><table:table-cell table:style-name="_31_Table2.C2" office:value-type="string"><text:p text:style-name="P11">#3:20</text:p></table:table-cell><table:table-cell table:style-name="_31_Table2.C2" office:value-type="string"><text:p text:style-name="P11">#4:20</text:p></table:table-cell></table:table-row><table:table-row table:style-name="_31_Table2.2"><table:table-cell table:style-name="_31_Table2.A2" office:value-type="string"><text:p text:style-name="P11">#1:21</text:p></table:table-cell><table:table-cell table:style-name="_31_Table2.B2" office:value-type="string"><text:p text:style-name="P12">#2:21</text:p></table:table-cell><table:table-cell table:style-name="_31_Table2.C2" office:value-type="string"><text:p text:style-name="P11">#3:21</text:p></table:table-cell><table:table-cell table:style-name="_31_Table2.C2" office:value-type="string"><text:p text:style-name="P11">#4:21</text:p></table:table-cell></table:table-row><table:table-row table:style-name="_31_Table2.2"><table:table-cell table:style-name="_31_Table2.A2" office:value-type="string"><text:p text:style-name="P11">#1:22</text:p></table:table-cell><table:table-cell table:style-name="_31_Table2.B2" office:value-type="string"><text:p text:style-name="P12">#2:22</text:p></table:table-cell><table:table-cell table:style-name="_31_Table2.C2" office:value-type="string"><text:p text:style-name="P11">#3:22</text:p></table:table-cell><table:table-cell table:style-name="_31_Table2.C2" office:value-type="string"><text:p text:style-name="P11">#4:22</text:p></table:table-cell></table:table-row><table:table-row table:style-name="_31_Table2.2"><table:table-cell table:style-name="_31_Table2.A2" office:value-type="string"><text:p text:style-name="P11">#1:23</text:p></table:table-cell><table:table-cell table:style-name="_31_Table2.B2" office:value-type="string"><text:p text:style-name="P12">#2:23</text:p></table:table-cell><table:table-cell table:style-name="_31_Table2.C2" office:value-type="string"><text:p text:style-name="P11">#3:23</text:p></table:table-cell><table:table-cell table:style-name="_31_Table2.C2" office:value-type="string"><text:p text:style-name="P11">#4:23</text:p></table:table-cell></table:table-row><table:table-row table:style-name="_31_Table2.2"><table:table-cell table:style-name="_31_Table2.A2" office:value-type="string"><text:p text:style-name="P11">#1:24</text:p></table:table-cell><table:table-cell table:style-name="_31_Table2.B2" office:value-type="string"><text:p text:style-name="P12">#2:24</text:p></table:table-cell><table:table-cell table:style-name="_31_Table2.C2" office:value-type="string"><text:p text:style-name="P11">#3:24</text:p></table:table-cell><table:table-cell table:style-name="_31_Table2.C2" office:value-type="string"><text:p text:style-name="P11">#4:24</text:p></table:table-cell></table:table-row><table:table-row table:style-name="_31_Table2.2"><table:table-cell table:style-name="_31_Table2.A2" office:value-type="string"><text:p text:style-name="P11">#1:25</text:p></table:table-cell><table:table-cell table:style-name="_31_Table2.B2" office:value-type="string"><text:p text:style-name="P12">#2:25</text:p></table:table-cell><table:table-cell table:style-name="_31_Table2.C2" office:value-type="string"><text:p text:style-name="P11">#3:25</text:p></table:table-cell><table:table-cell table:style-name="_31_Table2.C2" office:value-type="string"><text:p text:style-name="P11">#4:25</text:p></table:table-cell></table:table-row><table:table-row table:style-name="_31_Table2.2"><table:table-cell table:style-name="_31_Table2.A1" office:value-type="string"><text:p text:style-name="P11">#1:26</text:p></table:table-cell><table:table-cell table:style-name="_31_Table2.B1" office:value-type="string"><text:p text:style-name="P20">#2:26</text:p></table:table-cell><table:table-cell table:style-name="_31_Table2.B1" office:value-type="string"><text:p text:style-name="P11">#3:26</text:p></table:table-cell><table:table-cell table:style-name="_31_Table2.B1" office:value-type="string"><text:p text:style-name="P11">#4:26</text:p></table:table-cell></table:table-row></table:table><text:p text:style-name="Frame_20_contents"/></draw:text-box></draw:frame><draw:frame draw:style-name="fr2" draw:name="1Frame3" text:anchor-type="paragraph" svg:x="8.01mm" svg:y="147mm" svg:width="11.99mm" svg:height="144.99mm" draw:z-index="0"><draw:text-box><table:table table:name="1Table3" table:style-name="_31_Table3"><table:table-column table:style-name="_31_Table3.A"/><table:table-column table:style-name="_31_Table3.B"/><table:table-row table:style-name="_31_Table3.1"><table:table-cell table:style-name="_31_Table3.A1" office:value-type="string"><text:p text:style-name="P6">Подп. дата</text:p></table:table-cell><table:table-cell table:style-name="_31_Table3.B1" office:value-type="string"><text:p text:style-name="P7"/></table:table-cell></table:table-row><table:table-row table:style-name="_31_Table3.2"><table:table-cell table:style-name="_31_Table3.A1" office:value-type="string"><text:p text:style-name="P6">Инв. № дубл.</text:p></table:table-cell><table:table-cell table:style-name="_31_Table3.B1" office:value-type="string"><text:p text:style-name="P7"/></table:table-cell></table:table-row><table:table-row table:style-name="_31_Table3.2"><table:table-cell table:style-name="_31_Table3.A1" office:value-type="string"><text:p text:style-name="P6">Взам. инв. №</text:p></table:table-cell><table:table-cell table:style-name="_31_Table3.B1" office:value-type="string"><text:p text:style-name="P7"/></table:table-cell></table:table-row><table:table-row table:style-name="_31_Table3.4"><table:table-cell table:style-name="_31_Table3.A1" office:value-type="string"><text:p text:style-name="P6">Подп. и дата</text:p></table:table-cell><table:table-cell table:style-name="_31_Table3.B1" office:value-type="string"><text:p text:style-name="P7"/></table:table-cell></table:table-row><table:table-row table:style-name="_31_Table3.2"><table:table-cell table:style-name="_31_Table3.A5" office:value-type="string"><text:p text:style-name="P6">Инв. № подл.</text:p></table:table-cell><table:table-cell table:style-name="_31_Table3.B5" office:value-type="string"><text:p text:style-name="P7"/></table:table-cell></table:table-row></table:table><text:p text:style-name="Frame_20_contents"/></draw:text-box></draw:frame><draw:frame draw:style-name="fr3" draw:name="1Frame4" text:anchor-type="paragraph" svg:x="20mm" svg:y="252.01mm" svg:width="185mm" svg:height="40.01mm" draw:z-index="2"><draw:text-box><table:table table:name="1Table4" table:style-name="_31_Table4"><table:table-column table:style-name="_31_Table4.A"/><table:table-column table:style-name="_31_Table4.B"/><table:table-column table:style-name="_31_Table4.C"/><table:table-column table:style-name="_31_Table4.D"/><table:table-column table:style-name="_31_Table4.B"/><table:table-column table:style-name="_31_Table4.F"/><table:table-column table:style-name="_31_Table4.G" table:number-columns-repeated="3"/><table:table-column table:style-name="_31_Table4.D"/><table:table-column table:style-name="_31_Table4.K"/><table:table-row table:style-name="_31_Table4.1"><table:table-cell table:style-name="_31_Table4.A1" office:value-type="string"><text:p text:style-name="P2"/></table:table-cell><table:table-cell table:style-name="_31_Table4.B1" office:value-type="string"><text:p text:style-name="P2"/></table:table-cell><table:table-cell table:style-name="_31_Table4.B1" office:value-type="string"><text:p text:style-name="P2"/></table:table-cell><table:table-cell table:style-name="_31_Table4.B1" office:value-type="string"><text:p text:style-name="P2"/></table:table-cell><table:table-cell table:style-name="_31_Table4.B1" office:value-type="string"><text:p text:style-name="P2"/></table:table-cell><table:table-cell table:style-name="_31_Table4.F1" table:number-rows-spanned="3" table:number-columns-spanned="6" office:value-type="string"><text:p text:style-name="P16">#5:5</text:p></table:table-cell><table:covered-table-cell/><table:covered-table-cell/><table:covered-table-cell/><table:covered-table-cell/><table:covered-table-cell/></table:table-row><table:table-row table:style-name="_31_Table4.1"><table:table-cell table:style-name="_31_Table4.A2" office:value-type="string"><text:p text:style-name="P2"/></table:table-cell><table:table-cell table:style-name="_31_Table4.F1" office:value-type="string"><text:p text:style-name="P2"/></table:table-cell><table:table-cell table:style-name="_31_Table4.F1" office:value-type="string"><text:p text:style-name="P2"/></table:table-cell><table:table-cell table:style-name="_31_Table4.F1" office:value-type="string"><text:p text:style-name="P2"/></table:table-cell><table:table-cell table:style-name="_31_Table4.F1" office:value-type="string"><text:p text:style-name="P2"/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2" office:value-type="string"><text:p text:style-name="P3">Изм.</text:p></table:table-cell><table:table-cell table:style-name="_31_Table4.F1" office:value-type="string"><text:p text:style-name="P3">Лист</text:p></table:table-cell><table:table-cell table:style-name="_31_Table4.F1" office:value-type="string"><text:p text:style-name="P3">№ докум.</text:p></table:table-cell><table:table-cell table:style-name="_31_Table4.F1" office:value-type="string"><text:p text:style-name="P3">Подп</text:p></table:table-cell><table:table-cell table:style-name="_31_Table4.F1" office:value-type="string"><text:p text:style-name="P3">Дата</text:p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4" table:number-columns-spanned="2" office:value-type="string"><text:p text:style-name="P4">Разраб.</text:p></table:table-cell><table:covered-table-cell/><table:table-cell table:style-name="_31_Table4.C4" office:value-type="string"><text:p text:style-name="P8">#5:1</text:p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table-cell table:style-name="_31_Table4.F4" table:number-rows-spanned="5" office:value-type="string"><text:p text:style-name="P18">#5:6</text:p></table:table-cell><table:table-cell table:style-name="_31_Table4.F1" table:number-columns-spanned="3" office:value-type="string"><text:p text:style-name="P3">Лит.</text:p></table:table-cell><table:covered-table-cell/><table:covered-table-cell/><table:table-cell table:style-name="_31_Table4.F1" office:value-type="string"><text:p text:style-name="P3">Лист</text:p></table:table-cell><table:table-cell table:style-name="_31_Table4.F1" office:value-type="string"><text:p text:style-name="P3">Листов</text:p></table:table-cell></table:table-row><table:table-row table:style-name="_31_Table4.1"><table:table-cell table:style-name="_31_Table4.A4" table:number-columns-spanned="2" office:value-type="string"><text:p text:style-name="P4">Пров.</text:p></table:table-cell><table:covered-table-cell/><table:table-cell table:style-name="_31_Table4.C4" office:value-type="string"><text:p text:style-name="P8">#5:2</text:p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covered-table-cell/><table:table-cell table:style-name="_31_Table4.F1" office:value-type="string"><text:p text:style-name="P5"/></table:table-cell><table:table-cell table:style-name="_31_Table4.H5" office:value-type="string"><text:p text:style-name="P5"/></table:table-cell><table:table-cell table:style-name="_31_Table4.H5" office:value-type="string"><text:p text:style-name="P5"/></table:table-cell><table:table-cell table:style-name="_31_Table4.F1" office:value-type="string"><text:p text:style-name="P9">#5:7</text:p></table:table-cell><table:table-cell table:style-name="_31_Table4.F1" office:value-type="string"><text:p text:style-name="P9">#5:8</text:p></table:table-cell></table:table-row><table:table-row table:style-name="_31_Table4.1"><table:table-cell table:style-name="_31_Table4.A4" table:number-columns-spanned="2" office:value-type="string"><text:p text:style-name="P2"/></table:table-cell><table:covered-table-cell/><table:table-cell table:style-name="_31_Table4.C4" office:value-type="string"><text:p text:style-name="P2"/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covered-table-cell/><table:table-cell table:style-name="_31_Table4.F4" table:number-rows-spanned="3" table:number-columns-spanned="5" office:value-type="string"><text:p text:style-name="P15">#5:9</text:p></table:table-cell><table:covered-table-cell/><table:covered-table-cell/><table:covered-table-cell/><table:covered-table-cell/></table:table-row><table:table-row table:style-name="_31_Table4.1"><table:table-cell table:style-name="_31_Table4.A4" table:number-columns-spanned="2" office:value-type="string"><text:p text:style-name="P4">Н. контр.</text:p></table:table-cell><table:covered-table-cell/><table:table-cell table:style-name="_31_Table4.C4" office:value-type="string"><text:p text:style-name="P8">#5:3</text:p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8" table:number-columns-spanned="2" office:value-type="string"><text:p text:style-name="P4">Утв.</text:p></table:table-cell><table:covered-table-cell/><table:table-cell table:style-name="_31_Table4.C8" office:value-type="string"><text:p text:style-name="P8">#5:4</text:p></table:table-cell><table:table-cell table:style-name="_31_Table4.C8" office:value-type="string"><text:p text:style-name="P2"/></table:table-cell><table:table-cell table:style-name="_31_Table4.C8" office:value-type="string"><text:p text:style-name="P2"/></table:table-cell><table:covered-table-cell/><table:covered-table-cell/><table:covered-table-cell/><table:covered-table-cell/><table:covered-table-cell/><table:covered-table-cell/></table:table-row></table:table><text:p text:style-name="Frame_20_contents"/></draw:text-box></draw:frame><draw:frame draw:style-name="fr4" draw:name="1Frame5" text:anchor-type="paragraph" svg:x="85.5mm" svg:y="229.99mm" svg:width="118.99mm" svg:height="21.5mm" draw:z-index="3"><draw:text-box><table:table table:name="1Table5" table:style-name="_31_Table5" table:template-name="Default Style"><table:table-column table:style-name="_31_Table5.A"/><table:table-column table:style-name="_31_Table5.B"/><table:table-column table:style-name="_31_Table5.C"/><table:table-row table:style-name="_31_Table5.1"><table:table-cell table:style-name="_31_Table5.A1" office:value-type="string"><text:p text:style-name="P17"/></table:table-cell><table:table-cell table:style-name="_31_Table5.A1" office:value-type="string"><text:p text:style-name="P17"/></table:table-cell><table:table-cell table:style-name="_31_Table5.A1" office:value-type="string"><text:p text:style-name="P17"/></table:table-cell></table:table-row><table:table-row table:style-name="_31_Table5.2"><table:table-cell table:style-name="_31_Table5.A2" office:value-type="string"><text:p text:style-name="P17"/></table:table-cell><table:table-cell table:style-name="_31_Table5.A2" office:value-type="string"><text:p text:style-name="P17"/></table:table-cell><table:table-cell table:style-name="_31_Table5.A2" office:value-type="string"><text:p text:style-name="P17"/></table:table-cell></table:table-row></table:table><text:p text:style-name="P19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4.67mm" style:writing-mode="lr-tb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reak-after="page"/>
      <style:text-properties style:font-name="OpenGost Type B TT" fo:font-family="'OpenGost Type B TT'" style:font-style-name="Обычный" style:font-pitch="variable"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8.5mm" style:type="center"/>
          <style:tab-stop style:position="197.01mm" style:type="right"/>
        </style:tab-stops>
      </style:paragraph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italic" officeooo:rsid="00238afc" officeooo:paragraph-rsid="00431412" style:font-size-asian="12pt" style:font-style-asian="italic" style:font-size-complex="12pt" style:font-style-complex="italic"/>
    </style:style>
    <style:page-layout style:name="Mpm1">
      <style:page-layout-properties fo:page-width="210.01mm" fo:page-height="297mm" style:num-format="1" style:print-orientation="portrait" fo:margin-top="4.99mm" fo:margin-bottom="0mm" fo:margin-left="8.01mm" fo:margin-right="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4.99mm" fo:margin-left="95mm" fo:margin-right="4.99mm" fo:margin-top="0m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Копировал<text:tab/>Формат А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0:51:13.587730570</meta:creation-date>
    <meta:editing-duration>PT17S</meta:editing-duration>
    <meta:editing-cycles>2</meta:editing-cycles>
    <meta:generator>LibreOffice/6.0.2.1.0$Linux_X86_64 LibreOffice_project/00m0$Build-1</meta:generator>
    <dc:date>2018-03-14T10:51:15.777192990</dc:date>
    <meta:document-statistic meta:table-count="4" meta:image-count="0" meta:object-count="0" meta:page-count="1" meta:paragraph-count="137" meta:word-count="150" meta:character-count="702" meta:non-whitespace-character-count="689"/>
  </office:meta>
</office:document-meta>
</file>